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407f" officeooo:paragraph-rsid="0015407f" style:font-size-asian="18pt" style:font-size-complex="18pt"/>
    </style:style>
    <style:style style:name="P2" style:family="paragraph" style:parent-style-name="Standard">
      <style:text-properties fo:font-size="18pt" officeooo:rsid="0015407f" officeooo:paragraph-rsid="00171b22" style:font-size-asian="18pt" style:font-size-complex="18pt"/>
    </style:style>
    <style:style style:name="P3" style:family="paragraph" style:parent-style-name="Standard">
      <style:text-properties fo:font-size="18pt" officeooo:rsid="00171b22" officeooo:paragraph-rsid="001782d8" style:font-size-asian="18pt" style:font-size-complex="18pt"/>
    </style:style>
    <style:style style:name="T1" style:family="text">
      <style:text-properties officeooo:rsid="00171b22"/>
    </style:style>
    <style:style style:name="T2" style:family="text">
      <style:text-properties officeooo:rsid="00174dd5"/>
    </style:style>
    <style:style style:name="T3" style:family="text">
      <style:text-properties officeooo:rsid="00178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 <text:span text:style-name="T1">Oui le système domotique agira sur la matière. Concrètement, celui-ci entrera en interaction avec l’air, le sol, les murs ainsi que tous les objets de la maison en les chauffant grâce à un systèmes de chauffage ; ou en les refroidissant grâce à un climatiseur, ou alors le système domotique agira sur les volets en les faisant entrer en mouvement.</text:span></text:p>
      <text:p text:style-name="P1"/>
      <text:p text:style-name="P1">4. Le système domotique utilise de l’énergie électrique, il produit de l’énergie lumineuse pour l’éclairage, mécanique pour les volets roulants et thermique pour le chauffage ou la climatisation.</text:p>
      <text:p text:style-name="P1"/>
      <text:p text:style-name="P3">5. Le flux d’information nécessaire au fonctionnement du produit <text:span text:style-name="T3">correspond aux</text:span> données récupérés par <text:span text:style-name="T3">l</text:span>es capteurs : température (thermomètre), taux de luminosité (luxmètre), présence <text:span text:style-name="T2">humaine (capteur de présence ou capteur infrarouge).</text:span></text:p>
      <text:p text:style-name="P3"><text:span text:style-name="T3">Ou les données récupérés par les commandes directes de l’utisateur : (IHM ( :Interface Homme-Machine), appli sur smartphone ou tablet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6:21:29.105000000</meta:creation-date>
    <dc:date>2021-09-06T17:00:21.510000000</dc:date>
    <meta:editing-duration>PT5M41S</meta:editing-duration>
    <meta:editing-cycles>2</meta:editing-cycles>
    <meta:generator>LibreOffice/6.0.6.2$Windows_x86 LibreOffice_project/0c292870b25a325b5ed35f6b45599d2ea4458e77</meta:generator>
    <meta:document-statistic meta:table-count="0" meta:image-count="0" meta:object-count="0" meta:page-count="1" meta:paragraph-count="4" meta:word-count="140" meta:character-count="917" meta:non-whitespace-character-count="781"/>
  </office:meta>
</office:document-meta>
</file>